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30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JAS SANCHEZ MARIS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351824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859232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JAS SANCHEZ MARIS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351824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859232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ANCO DE LA NACION</text:p>
          </table:table-cell>
          <table:table-cell table:style-name="Tabla2.A3" office:value-type="string">
            <text:p text:style-name="P22">30/11/2021</text:p>
          </table:table-cell>
          <table:table-cell table:style-name="Tabla2.A3" office:value-type="string">
            <text:p text:style-name="P22">2067035</text:p>
          </table:table-cell>
          <table:table-cell table:style-name="Tabla2.D3" office:value-type="string">
            <text:p text:style-name="P23">859.5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>09/12/2021</text:p>
          </table:table-cell>
          <table:table-cell table:style-name="Tabla2.A4" office:value-type="string">
            <text:p text:style-name="P22">2357699</text:p>
          </table:table-cell>
          <table:table-cell table:style-name="Tabla2.D4" office:value-type="string">
            <text:p text:style-name="P23">20.00</text:p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ANCO DE LA NACION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TRANSPORTE VILCAHUAMAN LE ENTREGO POR ERROR AL CLIENTE MARISOL ROJAS, LA MISMA QUE DEBE DE REALIZAR EL ABONO DE 20.00 SOLES COMO SALDO PENDIENTE YA QUE SU PEDIDO SON CRIOLLOS, Y <text:line-break/>FUERON ENTREGADOS PAVIPOLLOS, QUE CORRESPONDIAN A LA ENTREGA DEL CLIENTE NELSON MATURI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1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2-09T22:34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